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2000001CE0000015A0C132B1B2723B732.eps" manifest:media-type="image/x-eps"/>
  <manifest:file-entry manifest:full-path="Pictures/20000002000001CE0000015AFCAAAC7DEB21FDA9.eps" manifest:media-type="image/x-eps"/>
  <manifest:file-entry manifest:full-path="Pictures/1000020000000268000001CD8D8D48DB0D68649A.png" manifest:media-type="image/png"/>
  <manifest:file-entry manifest:full-path="Pictures/1000020000000268000001CD206C86DAA35177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1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6.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6.85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2.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2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85cm" fo:min-width="0.2cm"/>
    </style:style>
    <style:style style:name="gr10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middle" draw:auto-grow-height="false" fo:min-height="0.95cm" fo:min-width="1.4cm" fo:padding-top="0.178cm" fo:padding-bottom="0.178cm" fo:padding-left="0.303cm" fo:padding-right="0.303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0.6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cm" svg:height="12cm" svg:x="0cm" svg:y="0cm">
          <draw:image xlink:href="Pictures/20000002000001CE0000015AFCAAAC7DEB21FDA9.eps" xlink:type="simple" xlink:show="embed" xlink:actuate="onLoad" loext:mime-type="image/x-svm">
            <text:p/>
          </draw:image>
          <draw:image xlink:href="Pictures/1000020000000268000001CD206C86DAA35177D5.png" xlink:type="simple" xlink:show="embed" xlink:actuate="onLoad" loext:mime-type="image/png"/>
        </draw:frame>
        <draw:frame draw:style-name="gr2" draw:text-style-name="P1" draw:layer="layout" svg:width="16cm" svg:height="12cm" svg:x="16cm" svg:y="0cm">
          <draw:image xlink:href="Pictures/20000002000001CE0000015A0C132B1B2723B732.eps" xlink:type="simple" xlink:show="embed" xlink:actuate="onLoad" loext:mime-type="image/x-svm">
            <text:p/>
          </draw:image>
          <draw:image xlink:href="Pictures/1000020000000268000001CD8D8D48DB0D68649A.png" xlink:type="simple" xlink:show="embed" xlink:actuate="onLoad" loext:mime-type="image/png"/>
        </draw:frame>
        <draw:frame draw:style-name="gr3" draw:text-style-name="P3" draw:layer="layout" svg:width="0.4cm" svg:height="0.569cm" svg:x="13.1cm" svg:y="1.6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3.6cm" svg:y="1.2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3.3cm" svg:y="1.6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2.8cm" svg:y="1.631cm">
          <draw:text-box>
            <text:p text:style-name="P2"><text:span text:style-name="T1">x</text:span></text:p>
          </draw:text-box>
        </draw:frame>
        <draw:custom-shape draw:style-name="gr4" draw:text-style-name="P4" draw:layer="layout" svg:width="7.4cm" svg:height="0.6cm" svg:x="20.2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6cm" svg:x="4.7cm" svg:y="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7.1cm" svg:x="16.5cm" svg:y="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cm" svg:height="1.5cm" svg:x="16.7cm" svg:y="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8cm" svg:height="0.9cm" svg:x="17.9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6cm" svg:height="0.9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cm" svg:height="1.1cm" svg:x="0.2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4cm" svg:height="0.569cm" svg:x="12.6cm" svg:y="1.6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8.9cm" svg:y="5.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2.3cm" svg:y="3.6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3.3cm" svg:y="8.5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3.6cm" svg:y="9.5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2.3cm" svg:y="6.2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2.6cm" svg:y="9.7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8.9cm" svg:y="10.1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2.8cm" svg:y="9.8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13.1cm" svg:y="9.7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9.6cm" svg:y="6.2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8.6cm" svg:y="8.5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8.3cm" svg:y="9.5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8.1cm" svg:y="9.7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7.8cm" svg:y="9.7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7.1cm" svg:y="9.8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9.6cm" svg:y="1.2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9.3cm" svg:y="1.6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9.1cm" svg:y="1.6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8.8cm" svg:y="1.6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8.6cm" svg:y="1.6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8.3cm" svg:y="3.63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4.9cm" svg:y="5.1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3.6cm" svg:y="10.2cm">
          <draw:text-box>
            <text:p text:style-name="P2"><text:span text:style-name="T1">x</text:span></text:p>
          </draw:text-box>
        </draw:frame>
        <draw:frame draw:style-name="gr3" draw:text-style-name="P3" draw:layer="layout" svg:width="0.4cm" svg:height="0.569cm" svg:x="28.1cm" svg:y="3.6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7.8cm" svg:y="3.8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7.6cm" svg:y="3.8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7.3cm" svg:y="5.0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5.1cm" svg:y="5.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9.3cm" svg:y="6.3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9.1cm" svg:y="6.9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8.8cm" svg:y="6.9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7.6cm" svg:y="9.8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6.2cm" svg:y="9.9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3.9cm" svg:y="10.2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22.9cm" svg:y="10.2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2.1cm" svg:y="6.4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1.8cm" svg:y="6.9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1.6cm" svg:y="6.9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1.3cm" svg:y="9.8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9.1cm" svg:y="9.9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6.7cm" svg:y="10.1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5.4cm" svg:y="10.2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2.1cm" svg:y="3.6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1.8cm" svg:y="3.8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1.6cm" svg:y="3.8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11.3cm" svg:y="5.031cm">
          <draw:text-box>
            <text:p text:style-name="P2"><text:span text:style-name="T1">o</text:span></text:p>
          </draw:text-box>
        </draw:frame>
        <draw:frame draw:style-name="gr3" draw:text-style-name="P3" draw:layer="layout" svg:width="0.4cm" svg:height="0.569cm" svg:x="9.1cm" svg:y="5.1cm">
          <draw:text-box>
            <text:p text:style-name="P2"><text:span text:style-name="T1">o</text:span></text:p>
          </draw:text-box>
        </draw:frame>
        <draw:custom-shape draw:style-name="gr10" draw:text-style-name="P5" draw:layer="layout" svg:width="1.9cm" svg:height="1.2cm" svg:x="15cm" svg:y="5.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1cm" svg:height="1.3cm" svg:x="0.1cm" svg:y="2.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2.4cm" svg:height="0.962cm" svg:x="2cm" svg:y="0.5cm">
          <draw:text-box>
            <text:p text:style-name="P1">runtime fraction</text:p>
          </draw:text-box>
        </draw:frame>
        <draw:frame draw:style-name="gr12" draw:text-style-name="P6" draw:layer="layout" svg:width="12.4cm" svg:height="0.962cm" svg:x="18cm" svg:y="0.4cm">
          <draw:text-box>
            <text:p text:style-name="P1">runtime fraction</text:p>
          </draw:text-box>
        </draw:frame>
        <draw:frame draw:style-name="gr12" draw:text-style-name="P6" draw:layer="layout" svg:width="12.4cm" svg:height="0.962cm" svg:x="2cm" svg:y="5.8cm">
          <draw:text-box>
            <text:p text:style-name="P1">assistant score</text:p>
          </draw:text-box>
        </draw:frame>
        <draw:frame draw:style-name="gr12" draw:text-style-name="P6" draw:layer="layout" svg:width="12.4cm" svg:height="0.962cm" svg:x="18cm" svg:y="5.838cm">
          <draw:text-box>
            <text:p text:style-name="P1">assistant sc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8:42:32.498541697</meta:creation-date>
    <dc:date>2019-04-11T19:06:14.344155727</dc:date>
    <meta:editing-duration>PT13M27S</meta:editing-duration>
    <meta:editing-cycles>7</meta:editing-cycles>
    <meta:generator>LibreOffice/6.1.4.2$Linux_X86_64 LibreOffice_project/10$Build-2</meta:generator>
    <meta:document-statistic meta:object-count="67"/>
  </office:meta>
</office:document-meta>
</file>